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cmd_5f_root">
      <style:text-properties fo:language="en" fo:country="US"/>
    </style:style>
    <style:style style:name="P8" style:family="paragraph" style:parent-style-name="cmd_5f_root">
      <style:text-properties fo:font-size="10.5pt"/>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cmd_5f_code">
      <style:text-properties style:font-name="Courier New" fo:font-size="10.5pt" fo:language="en" fo:country="US"/>
    </style:style>
    <style:style style:name="P12" style:family="paragraph" style:parent-style-name="Default_5f_ntt">
      <style:paragraph-properties fo:text-align="start" style:justify-single-word="false"/>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0">
      <style:text-properties fo:background-color="transparent"/>
    </style:style>
    <style:style style:name="P16" style:family="paragraph" style:parent-style-name="scpi0">
      <style:text-properties fo:background-color="#ffff00"/>
    </style:style>
    <style:style style:name="P17" style:family="paragraph" style:parent-style-name="cmd_5f_code_5f_single">
      <style:text-properties fo:language="en" fo:country="US"/>
    </style:style>
    <style:style style:name="P18" style:family="paragraph" style:parent-style-name="Heading_20_1" style:master-page-name="First_20_Page">
      <style:paragraph-properties style:page-number="auto"/>
    </style:style>
    <style:style style:name="P19" style:family="paragraph" style:parent-style-name="Heading_20_2">
      <style:paragraph-properties fo:break-before="auto" fo:break-after="auto"/>
    </style:style>
    <style:style style:name="P20" style:family="paragraph" style:parent-style-name="List_20_1">
      <style:text-properties officeooo:rsid="00043d34" officeooo:paragraph-rsid="000471c7"/>
    </style:style>
    <style:style style:name="P21" style:family="paragraph" style:parent-style-name="List_20_1">
      <style:text-properties officeooo:rsid="00043d34" officeooo:paragraph-rsid="0005c85c"/>
    </style:style>
    <style:style style:name="P22" style:family="paragraph" style:parent-style-name="List_20_1">
      <style:text-properties officeooo:paragraph-rsid="000471c7"/>
    </style:style>
    <style:style style:name="P23" style:family="paragraph" style:parent-style-name="List_20_1">
      <style:text-properties officeooo:rsid="0005a902" officeooo:paragraph-rsid="0005a902"/>
    </style:style>
    <style:style style:name="P24" style:family="paragraph" style:parent-style-name="List_20_1">
      <style:text-properties officeooo:paragraph-rsid="00065c8d"/>
    </style:style>
    <style:style style:name="P25" style:family="paragraph" style:parent-style-name="List_20_1">
      <style:text-properties officeooo:paragraph-rsid="00082529"/>
    </style:style>
    <style:style style:name="P26" style:family="paragraph" style:parent-style-name="List_20_1">
      <style:text-properties officeooo:rsid="00094e7f" officeooo:paragraph-rsid="000a8fac"/>
    </style:style>
    <style:style style:name="P2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043d34"/>
    </style:style>
    <style:style style:name="T8" style:family="text">
      <style:text-properties officeooo:rsid="000471c7"/>
    </style:style>
    <style:style style:name="T9" style:family="text">
      <style:text-properties officeooo:rsid="0005a902"/>
    </style:style>
    <style:style style:name="T10" style:family="text">
      <style:text-properties officeooo:rsid="0005c85c"/>
    </style:style>
    <style:style style:name="T11" style:family="text">
      <style:text-properties officeooo:rsid="000a8fac"/>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49647936" text:id="ct49647936">
          <text:insertion>
            <office:change-info>
              <dc:creator>Denis Kotlar</dc:creator>
              <dc:date>2016-11-04T10:08:00</dc:date>
            </office:change-info>
          </text:insertion>
        </text:changed-region>
        <text:changed-region xml:id="ct111055680" text:id="ct111055680">
          <text:insertion>
            <office:change-info>
              <dc:creator>Denis Kotlar</dc:creator>
              <dc:date>2016-11-04T10:08:00</dc:date>
            </office:change-info>
          </text:insertion>
        </text:changed-region>
        <text:changed-region xml:id="ct122580688" text:id="ct122580688">
          <text:insertion>
            <office:change-info>
              <dc:creator>Denis Kotlar</dc:creator>
              <dc:date>2016-11-04T10:08:00</dc:date>
            </office:change-info>
          </text:insertion>
        </text:changed-region>
        <text:changed-region xml:id="ct122581520" text:id="ct122581520">
          <text:insertion>
            <office:change-info>
              <dc:creator>Denis Kotlar</dc:creator>
              <dc:date>2016-11-04T10:08:00</dc:date>
            </office:change-info>
          </text:insertion>
        </text:changed-region>
        <text:changed-region xml:id="ct119427440" text:id="ct119427440">
          <text:insertion>
            <office:change-info>
              <dc:creator>Denis Kotlar</dc:creator>
              <dc:date>2016-11-04T15:12:00</dc:date>
            </office:change-info>
          </text:insertion>
        </text:changed-region>
        <text:changed-region xml:id="ct117199840" text:id="ct117199840">
          <text:insertion>
            <office:change-info>
              <dc:creator>Denis Kotlar</dc:creator>
              <dc:date>2016-11-04T15:15:00</dc:date>
            </office:change-info>
          </text:insertion>
        </text:changed-region>
        <text:changed-region xml:id="ct118466112" text:id="ct118466112">
          <text:insertion>
            <office:change-info>
              <dc:creator>Denis Kotlar</dc:creator>
              <dc:date>2016-11-04T15:17:00</dc:date>
            </office:change-info>
          </text:insertion>
        </text:changed-region>
        <text:changed-region xml:id="ct88867856" text:id="ct88867856">
          <text:insertion>
            <office:change-info>
              <dc:creator>Denis Kotlar</dc:creator>
              <dc:date>2016-11-04T15:11:00</dc:date>
            </office:change-info>
          </text:insertion>
        </text:changed-region>
        <text:changed-region xml:id="ct110353984" text:id="ct110353984">
          <text:insertion>
            <office:change-info>
              <dc:creator>Denis Kotlar</dc:creator>
              <dc:date>2016-11-04T15:12:00</dc:date>
            </office:change-info>
          </text:insertion>
        </text:changed-region>
        <text:changed-region xml:id="ct62938640" text:id="ct62938640">
          <text:insertion>
            <office:change-info>
              <dc:creator>Denis Kotlar</dc:creator>
              <dc:date>2016-11-04T15:11:00</dc:date>
            </office:change-info>
          </text:insertion>
        </text:changed-region>
        <text:changed-region xml:id="ct117942128" text:id="ct117942128">
          <text:insertion>
            <office:change-info>
              <dc:creator>Denis Kotlar</dc:creator>
              <dc:date>2016-11-04T15:12:00</dc:date>
            </office:change-info>
          </text:insertion>
        </text:changed-region>
        <text:changed-region xml:id="ct127976720" text:id="ct127976720">
          <text:insertion>
            <office:change-info>
              <dc:creator>Denis Kotlar</dc:creator>
              <dc:date>2016-11-04T15:20:00</dc:date>
            </office:change-info>
          </text:insertion>
        </text:changed-region>
        <text:changed-region xml:id="ct114889024" text:id="ct114889024">
          <text:insertion>
            <office:change-info>
              <dc:creator>Denis Kotlar</dc:creator>
              <dc:date>2016-11-04T10:09:00</dc:date>
            </office:change-info>
          </text:insertion>
        </text:changed-region>
        <text:changed-region xml:id="ct114892832" text:id="ct114892832">
          <text:insertion>
            <office:change-info>
              <dc:creator>Denis Kotlar</dc:creator>
              <dc:date>2016-11-04T10:09:00</dc:date>
            </office:change-info>
          </text:insertion>
        </text:changed-region>
        <text:changed-region xml:id="ct109362176" text:id="ct109362176">
          <text:insertion>
            <office:change-info>
              <dc:creator>Denis Kotlar</dc:creator>
              <dc:date>2016-11-04T10:09:00</dc:date>
            </office:change-info>
          </text:insertion>
        </text:changed-region>
        <text:changed-region xml:id="ct114890416" text:id="ct114890416">
          <text:insertion>
            <office:change-info>
              <dc:creator>Denis Kotlar</dc:creator>
              <dc:date>2016-11-04T10:09:00</dc:date>
            </office:change-info>
          </text:insertion>
        </text:changed-region>
        <text:changed-region xml:id="ct109365856" text:id="ct109365856">
          <text:insertion>
            <office:change-info>
              <dc:creator>Denis Kotlar</dc:creator>
              <dc:date>2016-11-04T10:09:00</dc:date>
            </office:change-info>
          </text:insertion>
        </text:changed-region>
        <text:changed-region xml:id="ct109367840" text:id="ct109367840">
          <text:insertion>
            <office:change-info>
              <dc:creator>Denis Kotlar</dc:creator>
              <dc:date>2016-11-04T10:09:00</dc:date>
            </office:change-info>
          </text:insertion>
        </text:changed-region>
        <text:changed-region xml:id="ct109370656" text:id="ct109370656">
          <text:insertion>
            <office:change-info>
              <dc:creator>Denis Kotlar</dc:creator>
              <dc:date>2016-11-04T10:09:00</dc:date>
            </office:change-info>
          </text:insertion>
        </text:changed-region>
        <text:changed-region xml:id="ct119401312" text:id="ct119401312">
          <text:insertion>
            <office:change-info>
              <dc:creator>Denis Kotlar</dc:creator>
              <dc:date>2016-11-04T10:09:00</dc:date>
            </office:change-info>
          </text:insertion>
        </text:changed-region>
        <text:changed-region xml:id="ct119401536" text:id="ct119401536">
          <text:insertion>
            <office:change-info>
              <dc:creator>Denis Kotlar</dc:creator>
              <dc:date>2016-11-04T10:09:00</dc:date>
            </office:change-info>
          </text:insertion>
        </text:changed-region>
        <text:changed-region xml:id="ct119405200" text:id="ct119405200">
          <text:insertion>
            <office:change-info>
              <dc:creator>Denis Kotlar</dc:creator>
              <dc:date>2016-11-04T10:09:00</dc:date>
            </office:change-info>
          </text:insertion>
        </text:changed-region>
        <text:changed-region xml:id="ct109369920" text:id="ct109369920">
          <text:insertion>
            <office:change-info>
              <dc:creator>Denis Kotlar</dc:creator>
              <dc:date>2016-11-04T10:09:00</dc:date>
            </office:change-info>
          </text:insertion>
        </text:changed-region>
        <text:changed-region xml:id="ct122427184" text:id="ct122427184">
          <text:insertion>
            <office:change-info>
              <dc:creator>Denis Kotlar</dc:creator>
              <dc:date>2016-11-04T10:09:00</dc:date>
            </office:change-info>
          </text:insertion>
        </text:changed-region>
        <text:changed-region xml:id="ct117680000" text:id="ct117680000">
          <text:insertion>
            <office:change-info>
              <dc:creator>Denis Kotlar</dc:creator>
              <dc:date>2016-11-04T10:09:00</dc:date>
            </office:change-info>
          </text:insertion>
        </text:changed-region>
        <text:changed-region xml:id="ct117682144" text:id="ct117682144">
          <text:insertion>
            <office:change-info>
              <dc:creator>Denis Kotlar</dc:creator>
              <dc:date>2016-11-04T10:09:00</dc:date>
            </office:change-info>
          </text:insertion>
        </text:changed-region>
        <text:changed-region xml:id="ct122521184" text:id="ct122521184">
          <text:insertion>
            <office:change-info>
              <dc:creator>Denis Kotlar</dc:creator>
              <dc:date>2016-11-04T10:09:00</dc:date>
            </office:change-info>
          </text:insertion>
        </text:changed-region>
        <text:changed-region xml:id="ct122523488" text:id="ct122523488">
          <text:insertion>
            <office:change-info>
              <dc:creator>Denis Kotlar</dc:creator>
              <dc:date>2016-11-04T10:09:00</dc:date>
            </office:change-info>
          </text:insertion>
        </text:changed-region>
        <text:changed-region xml:id="ct122525600" text:id="ct122525600">
          <text:insertion>
            <office:change-info>
              <dc:creator>Denis Kotlar</dc:creator>
              <dc:date>2016-11-04T10:09:00</dc:date>
            </office:change-info>
          </text:insertion>
        </text:changed-region>
        <text:changed-region xml:id="ct113156656" text:id="ct113156656">
          <text:insertion>
            <office:change-info>
              <dc:creator>Denis Kotlar</dc:creator>
              <dc:date>2016-11-04T10:09:00</dc:date>
            </office:change-info>
          </text:insertion>
        </text:changed-region>
        <text:changed-region xml:id="ct109967056" text:id="ct109967056">
          <text:insertion>
            <office:change-info>
              <dc:creator>Denis Kotlar</dc:creator>
              <dc:date>2016-11-04T10:09:00</dc:date>
            </office:change-info>
          </text:insertion>
        </text:changed-region>
        <text:changed-region xml:id="ct109969296" text:id="ct109969296">
          <text:insertion>
            <office:change-info>
              <dc:creator>Denis Kotlar</dc:creator>
              <dc:date>2016-11-04T10:09:00</dc:date>
            </office:change-info>
          </text:insertion>
        </text:changed-region>
        <text:changed-region xml:id="ct122530208" text:id="ct122530208">
          <text:insertion>
            <office:change-info>
              <dc:creator>Denis Kotlar</dc:creator>
              <dc:date>2016-11-04T10:09:00</dc:date>
            </office:change-info>
          </text:insertion>
        </text:changed-region>
        <text:changed-region xml:id="ct117682448" text:id="ct117682448">
          <text:insertion>
            <office:change-info>
              <dc:creator>Denis Kotlar</dc:creator>
              <dc:date>2016-11-04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5784643211986750" text:style-name="Outline">
        <text:list-item>
          <text:h text:style-name="P18" text:outline-level="1"><text:bookmark-start text:name="__RefHeading__6099_1338916529"/>Common command reference<text:bookmark-end text:name="__RefHeading__6099_1338916529"/></text:h>
        </text:list-item>
      </text:list>
      <text:p text:style-name="P1">This section summarizes the mandatory subset of IEEE 488.2 commands that is a requirement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5"><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3">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6"><text:change-start text:change-id="ct49647936"/><text:a xlink:type="simple" xlink:href="#trg" text:style-name="Internet_20_link" text:visited-style-name="Visited_20_Internet_20_Link"><text:span text:style-name="T3">*TRG</text:span></text:a><text:change-end text:change-id="ct49647936"/></text:p>
          </table:table-cell>
          <table:table-cell table:style-name="Table147.A2" office:value-type="string">
            <text:p text:style-name="P5"><text:change-start text:change-id="ct111055680"/>Generates a software trigger<text:change-end text:change-id="ct111055680"/></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122580688"/><text:a xlink:type="simple" xlink:href="#wai" text:style-name="Internet_20_link" text:visited-style-name="Visited_20_Internet_20_Link">*WAI</text:a><text:change-end text:change-id="ct122580688"/></text:p>
          </table:table-cell>
          <table:table-cell table:style-name="Table147.A2" office:value-type="string">
            <text:p text:style-name="scpi0"><text:change-start text:change-id="ct122581520"/>Waits until all pending commands are completed<text:change-end text:change-id="ct122581520"/></text:p>
          </table:table-cell>
        </table:table-row>
      </table:table>
      <text:list xml:id="list152143365037442"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7">*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4551479630632012926"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3">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52142189755806" text:continue-list="list152143365037442"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7">*ESE {&lt;value&gt;}</text:p>
            <text:p text:style-name="P7">*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programs the Standard Event Status Enable register bits. The programming determines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o cause the Event Summary Bit (ESB) of the Status Byte Register to be set.</text:p>
            <text:p text:style-name="P1">A STATus:PRESet command does not clear the bits in the Status Byte register.</text:p>
            <text:p text:style-name="P1"><text:soft-page-break/>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4">"</text:span>Execution error<text:span text:style-name="T4">"</text:span></text:p>
          </table:table-cell>
          <table:covered-table-cell/>
          <table:covered-table-cell/>
          <table:covered-table-cell/>
        </table:table-row>
        <table:table-row table:style-name="Table8.6">
          <table:table-cell table:style-name="Table8.A6" office:value-type="string">
            <text:p text:style-name="P13">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52141841029086" text:continue-numbering="true" text:style-name="Outline">
        <text:list-item>
          <text:list>
            <text:list-item>
              <text:h text:style-name="P19"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7">*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52143076646888"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7">*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used CPU in brackets and could be Mega, Due or Simulator. More information about simulator could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9">*IDN?</text:p>
            <text:p text:style-name="cmd_5f_code_20_Start">EEZ,PSU 2/50/03 (Due),00001,M1.0.96 </text:p>
          </table:table-cell>
        </table:table-row>
      </table:table>
      <text:list xml:id="list152142868948269"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7">*OPC</text:p>
            <text:p text:style-name="P7">*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sent before *OPC. Pending operations are complete when:</text:p>
            <text:list xml:id="list152142245083980" text:continue-list="list4551479630632012926" text:style-name="List_20_1">
              <text:list-item>
                <text:p text:style-name="List_20_1_20_Start"><text:soft-page-break/>All commands sent before *OPC,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52142357309152" text:continue-list="list152142868948269"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7">*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hold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Errors</text:p>
          </table:table-cell>
          <table:table-cell table:style-name="Table182.A6" table:number-columns-spanned="4" office:value-type="string">
            <text:p text:style-name="P10"/>
          </table:table-cell>
          <table:covered-table-cell/>
          <table:covered-table-cell/>
          <table:covered-table-cell/>
        </table:table-row>
        <table:table-row table:style-name="Table182.6">
          <table:table-cell table:style-name="Table182.A6" office:value-type="string">
            <text:p text:style-name="P1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52142010642790"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7">*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 the PSU to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 the error queue. The reset command explicitly will NOT affect calibration data nor any of saved configuration profiles (0 to 9). </text:p>
            <text:p text:style-name="P4">When *RST is issued all output are set to OFF, and voltage and current are programmed to 0. Power up sequence is started. All SPI peripherals are reinitialize except Ethernet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ext:soft-page-break/>
        <table:table-row table:style-name="Table13.4">
          <table:table-cell table:style-name="Table13.A4" office:value-type="string">
            <text:p text:style-name="P1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52142388451638" text:continue-numbering="true" text:style-name="Outline">
        <text:list-item>
          <text:list>
            <text:list-item>
              <text:h text:style-name="Heading_20_2" text:outline-level="2">*<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7">*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available to user to store current PSU states. The following channel and system parameters will be stored in the non-volatile memory:</text:p>
            <text:list xml:id="list152143461148968" text:continue-list="list152142245083980" text:style-name="List_20_1">
              <text:list-item>
                <text:p text:style-name="List_20_1_20_Start"><office:annotation><dc:creator>Denis Kotlar</dc:creator><dc:date>2016-10-10T12:06:44</dc:date><text:p text:style-name="P27"><text:span text:style-name="T12">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change-start text:change-id="ct119427440"/></text:p>
              </text:list-item>
              <text:list-item>
                <text:p text:style-name="P20">Output track state (<text:span text:style-name="T8">OUTPut:TRACk[:STATe]</text:span>)</text:p>
              </text:list-item>
              <text:list-item>
                <text:p text:style-name="P22"><text:span text:style-name="T7">Channel coupling state (INSTrument:COUPle:TRACking)</text:span><text:change-end text:change-id="ct119427440"/><text:change-start text:change-id="ct117199840"/></text:p>
              </text:list-item>
              <text:list-item>
                <text:p text:style-name="P23">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P25"><text:span text:style-name="T9">Low ripple auto mode (</text:span><text:a xlink:type="simple" xlink:href="http://www.envox.hr/eez/bench-power-supply/psu-scpi-reference-manual/psu-scpi-subsystem-command-reference/psu-scpi-source.html#sour_lrip_auto" text:style-name="Internet_20_link" text:visited-style-name="Visited_20_Internet_20_Link"><text:span text:style-name="T9">[SOURce[&lt;n&gt;]]:LRIPple:AUTO</text:span></text:a><text:span text:style-name="T9">)</text:span><text:change-end text:change-id="ct117199840"/></text:p>
              </text:list-item>
              <text:list-item>
                <text:p text:style-name="P25">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P24">Output voltage (<text:a xlink:type="simple" xlink:href="http://www.envox.hr/eez/bench-power-supply/psu-scpi-reference-manual/psu-scpi-subsystem-command-reference/psu-scpi-source.html#sour_volt" text:style-name="Internet_20_link" text:visited-style-name="Visited_20_Internet_20_Link">[SOURce[&lt;n&gt;]]:VOLTage</text:a>)<text:change-start text:change-id="ct118466112"/></text:p>
              </text:list-item>
              <text:list-item>
                <text:p text:style-name="P24"><text:change-end text:change-id="ct118466112"/><text:change-start text:change-id="ct88867856"/><text:span text:style-name="T7">Output voltage limit</text:span><text:change-end text:change-id="ct88867856"/><text:change-start text:change-id="ct110353984"/><text:span text:style-name="T7"> (</text:span><text:a xlink:type="simple" xlink:href="http://www.envox.hr/eez/bench-power-supply/psu-scpi-reference-manual/psu-scpi-subsystem-command-reference/psu-scpi-source.html#sour_volt_lim" text:style-name="Internet_20_link" text:visited-style-name="Visited_20_Internet_20_Link"><text:span text:style-name="T7">[SOURce[&lt;n&gt;]]:VOLTage:LIMit</text:span></text:a><text:span text:style-name="T7">)</text:span><text:change-end text:change-id="ct110353984"/></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change-start text:change-id="ct62938640"/></text:p>
              </text:list-item>
              <text:list-item>
                <text:p text:style-name="P21">Output current limit<text:change-end text:change-id="ct62938640"/><text:change-start text:change-id="ct117942128"/> (<text:a xlink:type="simple" xlink:href="http://www.envox.hr/eez/bench-power-supply/psu-scpi-reference-manual/psu-scpi-subsystem-command-reference/psu-scpi-source.html#sour_curr_lim" text:style-name="Internet_20_link" text:visited-style-name="Visited_20_Internet_20_Link"><text:span text:style-name="T10">[SOURce[&lt;n&gt;]]:CURRent:LIMit</text:span></text:a>)<text:change-end text:change-id="ct117942128"/></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P26"><text:change-start text:change-id="ct127976720"/>Output power limit (<text:a xlink:type="simple" xlink:href="http://www.envox.hr/eez/bench-power-supply/psu-scpi-reference-manual/psu-scpi-subsystem-command-reference/psu-scpi-source.html#sour_pow_lim" text:style-name="Internet_20_link" text:visited-style-name="Visited_20_Internet_20_Link"><text:span text:style-name="T11">[SOURce[&lt;n&gt;]]:POWer:LIMit</text:span></text:a>)</text:p>
              </text:list-item>
              <text:list-item>
                <text:p text:style-name="List_20_1"><text:change-end text:change-id="ct127976720"/>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You can assign a user-defined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3"/>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4">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text:soft-page-break/>MEMory:STATe:NAME</text:p>
            <text:p text:style-name="Default_5f_ntt">MEMory:STATe:DELete</text:p>
          </table:table-cell>
          <table:covered-table-cell/>
          <table:covered-table-cell/>
          <table:covered-table-cell/>
        </table:table-row>
      </table:table>
      <text:list xml:id="list152142408158082" text:continue-list="list152142388451638" text:style-name="Outline">
        <text:list-item>
          <text:list>
            <text:list-item>
              <text:h text:style-name="Heading_20_2" text:outline-level="2">*<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7">*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the bits are not cleared when it is read.</text:p>
            <text:p text:style-name="P1">A serial poll also returns the value of the Status Byte register, except that bit 6 returns Request for Service (RQS) instead of Master Status Summary (MSS). A serial poll clears RQS, but not MSS. When MSS is set, it indicates tha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3">Related Commands</text:p>
          </table:table-cell>
          <table:table-cell table:style-name="Table15.A4" office:value-type="string">
            <text:p text:style-name="Standard">*SRE</text:p>
          </table:table-cell>
        </table:table-row>
      </table:table>
      <text:list xml:id="list152142860803277" text:continue-numbering="true" text:style-name="Outline">
        <text:list-item>
          <text:list>
            <text:list-item>
              <text:h text:style-name="Heading_20_2" text:outline-level="2">*<text:bookmark-start text:name="trg"/>TRG<text:bookmark-end text:name="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text:change-start text:change-id="ct114889024"/>Syntax<text:change-end text:change-id="ct114889024"/></text:p>
          </table:table-cell>
          <table:table-cell table:style-name="Table1.A1" office:value-type="string">
            <text:p text:style-name="cmd_5f_root"><text:change-start text:change-id="ct114892832"/>*TRG<text:change-end text:change-id="ct114892832"/></text:p>
          </table:table-cell>
        </table:table-row>
        <table:table-row>
          <table:table-cell table:style-name="Table1.A1" office:value-type="string">
            <text:p text:style-name="Default_5f_ntt"><text:change-start text:change-id="ct109362176"/>Description<text:change-end text:change-id="ct109362176"/></text:p>
          </table:table-cell>
          <table:table-cell table:style-name="Table1.A1" office:value-type="string">
            <text:p text:style-name="P1"><text:change-start text:change-id="ct114890416"/>This command generates a trigger to the trigger subsystem that has selected a bus </text:p>
            <text:p text:style-name="P1">(software) trigger as its source (TRIGger[:SEQuence]:SOURce BUS).<text:change-end text:change-id="ct114890416"/></text:p>
          </table:table-cell>
        </table:table-row>
        <table:table-row>
          <table:table-cell table:style-name="Table1.A1" office:value-type="string">
            <text:p text:style-name="Default_5f_ntt"><text:change-start text:change-id="ct109365856"/>Return<text:change-end text:change-id="ct109365856"/></text:p>
          </table:table-cell>
          <table:table-cell table:style-name="Table1.A1" office:value-type="string">
            <text:p text:style-name="P3"><text:change-start text:change-id="ct109367840"/>None<text:change-end text:change-id="ct109367840"/></text:p>
          </table:table-cell>
        </table:table-row>
        <table:table-row table:style-name="Table1.4">
          <table:table-cell table:style-name="Table1.A4" office:value-type="string">
            <text:p text:style-name="Default_5f_ntt"><text:change-start text:change-id="ct109370656"/><text:span text:style-name="T5">Usage</text:span><text:span text:style-name="T6"> </text:span><text:span text:style-name="T5">example</text:span><text:change-end text:change-id="ct109370656"/></text:p>
          </table:table-cell>
          <table:table-cell table:style-name="Table1.A4" office:value-type="string">
            <text:p text:style-name="P1"><text:change-start text:change-id="ct119401312"/>Generate a trigger operation after 5 seconds:</text:p>
            <text:p text:style-name="cmd_5f_code_20_Start">TRIG:SOUR BUS</text:p>
            <text:p text:style-name="cmd_5f_code">TRIG:DEL 5</text:p>
            <text:p text:style-name="cmd_5f_code">INIT</text:p>
            <text:p text:style-name="P9">*TRG<text:change-end text:change-id="ct119401312"/></text:p>
          </table:table-cell>
        </table:table-row>
        <table:table-row table:style-name="Table1.4">
          <table:table-cell table:style-name="Table1.A4" office:value-type="string">
            <text:p text:style-name="Default_5f_ntt"><text:change-start text:change-id="ct119401536"/>Errors<text:change-end text:change-id="ct119401536"/></text:p>
          </table:table-cell>
          <table:table-cell table:style-name="Table1.A4" office:value-type="string">
            <text:p text:style-name="P9"><text:change-start text:change-id="ct119405200"/>-211, <text:span text:style-name="T4">"</text:span>Trigger ignored<text:span text:style-name="T4">"</text:span></text:p>
            <text:p text:style-name="P11">304,"Incompatible transient modes"</text:p>
            <text:p text:style-name="P11">307,"List lengths are not equivalent"<text:change-end text:change-id="ct119405200"/></text:p>
          </table:table-cell>
        </table:table-row>
        <table:table-row table:style-name="Table1.4">
          <table:table-cell table:style-name="Table1.A4" office:value-type="string">
            <text:p text:style-name="P13"><text:change-start text:change-id="ct109369920"/>Related Commands<text:change-end text:change-id="ct109369920"/></text:p>
          </table:table-cell>
          <table:table-cell table:style-name="Table1.A4" office:value-type="string">
            <text:p text:style-name="Standard"><text:change-start text:change-id="ct122427184"/>*GET</text:p>
            <text:p text:style-name="Standard">*WAI</text:p>
            <text:p text:style-name="Standard">ABORt</text:p>
            <text:p text:style-name="Standard">INITiate</text:p>
            <text:p text:style-name="Standard">TRIGger[:SEQuence]:DELay</text:p>
            <text:p text:style-name="P1">TRIGger[:SEQuence]:SOURce<text:change-end text:change-id="ct122427184"/></text:p>
          </table:table-cell>
        </table:table-row>
      </table:table>
      <text:list xml:id="list152141764666487" text:continue-numbering="true" text:style-name="Outline">
        <text:list-item>
          <text:list>
            <text:list-item>
              <text:h text:style-name="Heading_20_2" text:outline-level="2">*<text:bookmark-start text:name="tst"/>TST<text:bookmark-end text:name="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7">*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any detected errors.</text:p>
            <text:p text:style-name="P1"/>
            <text:p text:style-name="note">Ensure that all terminal connections are removed while the internal self-test is being <text:span text:style-name="T1">performed.</text:span></text:p>
            <text:p text:style-name="P6"/>
            <text:p text:style-name="P6">If an active Ethernet connection exists, testing of Ethernet controller will be skipped. You can use <text:a xlink:type="simple" xlink:href="http://www.envox.hr/eez/bench-power-supply/psu-scpi-reference-manual/psu-scpi-subsystem-command-reference/psu-scpi-diagnostic.html#diag_test" text:style-name="Internet_20_link" text:visited-style-name="Visited_20_Internet_20_Link">DIAGnostic[:INFOrmation]:TEST?</text:a> for query detailed report of the latest <text:soft-page-break/>self-test. </text:p>
            <text:p text:style-name="P6"/>
            <text:p text:style-name="P6">If fan is installed and not running this command will start it for the short time to obtain speed information.</text:p>
          </table:table-cell>
        </table:table-row>
        <table:table-row>
          <table:table-cell table:style-name="Table2.A1" office:value-type="string">
            <text:p text:style-name="P1">Return</text:p>
          </table:table-cell>
          <table:table-cell table:style-name="Table2.A1" office:value-type="string">
            <text:p text:style-name="P1">0 or 1 depends of the self-test results.<text:span text:style-name="T3"> See also </text:span><text:a xlink:type="simple" xlink:href="http://www.envox.hr/eez/bench-power-supply/psu-scpi-reference-manual/psu-scpi-subsystem-command-reference/psu-scpi-diagnostic.html#diag_test" text:style-name="Internet_20_link" text:visited-style-name="Visited_20_Internet_20_Link"><text:span text:style-name="T3">DIAGnostic[:INFOrmation]:TEST?</text:span></text:a><text:span text:style-name="T3">.</text:span></text:p>
          </table:table-cell>
        </table:table-row>
        <table:table-row table:style-name="Table2.4">
          <table:table-cell table:style-name="Table2.A4" office:value-type="string">
            <text:p text:style-name="Default_5f_ntt"><text:span text:style-name="T5">Usage</text:span><text:span text:style-name="T6"> </text:span><text:span text:style-name="T5">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9">1</text:p>
          </table:table-cell>
        </table:table-row>
        <table:table-row table:style-name="Table2.4">
          <table:table-cell table:style-name="Table2.A4" office:value-type="string">
            <text:p text:style-name="P13">Related Commands</text:p>
          </table:table-cell>
          <table:table-cell table:style-name="Table2.A4" office:value-type="string">
            <text:p text:style-name="P1">DIAGnostic[:INFOrmation]:TEST?</text:p>
            <text:p text:style-name="P1">SYSTem:BEEP:STATe</text:p>
          </table:table-cell>
        </table:table-row>
      </table:table>
      <text:list xml:id="list152142718141714"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text:change-start text:change-id="ct117680000"/>Syntax<text:change-end text:change-id="ct117680000"/></text:p>
          </table:table-cell>
          <table:table-cell table:style-name="Table3.A1" office:value-type="string">
            <text:p text:style-name="P8"><text:change-start text:change-id="ct117682144"/>*WAI<text:change-end text:change-id="ct117682144"/></text:p>
          </table:table-cell>
        </table:table-row>
        <table:table-row>
          <table:table-cell table:style-name="Table3.A1" office:value-type="string">
            <text:p text:style-name="P1"><text:change-start text:change-id="ct122521184"/>Description<text:change-end text:change-id="ct122521184"/></text:p>
          </table:table-cell>
          <table:table-cell table:style-name="Table3.A1" office:value-type="string">
            <text:p text:style-name="P1"><text:change-start text:change-id="ct122523488"/>Wait-to-Continue Command causes the PSU to wait until all pending commands are completed, before executing any other commands. </text:p>
            <text:p text:style-name="Standard"/>
            <text:p text:style-name="P1">Pending operations are as defined under the *OPC command. <text:change-end text:change-id="ct122523488"/></text:p>
          </table:table-cell>
        </table:table-row>
        <table:table-row>
          <table:table-cell table:style-name="Table3.A1" office:value-type="string">
            <text:p text:style-name="P1"><text:change-start text:change-id="ct122525600"/>Return<text:change-end text:change-id="ct122525600"/></text:p>
          </table:table-cell>
          <table:table-cell table:style-name="Table3.A1" office:value-type="string">
            <text:p text:style-name="P3"><text:change-start text:change-id="ct113156656"/>None<text:change-end text:change-id="ct113156656"/></text:p>
          </table:table-cell>
        </table:table-row>
        <table:table-row table:style-name="Table3.4">
          <table:table-cell table:style-name="Table3.A4" office:value-type="string">
            <text:p text:style-name="Default_5f_ntt"><text:change-start text:change-id="ct109967056"/><text:span text:style-name="T5">Usage</text:span><text:span text:style-name="T6"> </text:span><text:span text:style-name="T5">example</text:span><text:change-end text:change-id="ct109967056"/></text:p>
          </table:table-cell>
          <table:table-cell table:style-name="Table3.A4" office:value-type="string">
            <text:p text:style-name="P1"><text:change-start text:change-id="ct109969296"/>For example, the *WAI command can be used to make a voltage measurement after an OUTPut ON command has completed:</text:p>
            <text:p text:style-name="P17">OUTPut ON;*WAI;:MEASure:VOLTage?<text:change-end text:change-id="ct109969296"/></text:p>
          </table:table-cell>
        </table:table-row>
        <table:table-row table:style-name="Table3.4">
          <table:table-cell table:style-name="Table3.A4" office:value-type="string">
            <text:p text:style-name="P13"><text:change-start text:change-id="ct122530208"/>Related Commands<text:change-end text:change-id="ct122530208"/></text:p>
          </table:table-cell>
          <table:table-cell table:style-name="Table3.A4" office:value-type="string">
            <text:p text:style-name="Standard"><text:change-start text:change-id="ct117682448"/>*OPC<text:change-end text:change-id="ct11768244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93" meta:word-count="1570" meta:character-count="10570" meta:non-whitespace-character-count="9322"/>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